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Heading">
      <style:text-properties fo:language="ru" fo:country="RU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ни держат <text:span text:style-name="T1">H=31kHz / V=</text:span>48.8<text:span text:style-name="T1">Hz</text:span></text:p>
      <text:p text:style-name="P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6">Марка/модель</text:p>
            </table:table-cell>
            <table:table-cell table:style-name="Таблица1.A1" office:value-type="string">
              <text:p text:style-name="P7">Тип</text:p>
            </table:table-cell>
            <table:table-cell table:style-name="Таблица1.A1" office:value-type="string">
              <text:p text:style-name="P7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>
          <table:table-cell table:style-name="Таблица1.A2" office:value-type="string">
            <text:p text:style-name="P1">Panasonic TX-R32LX8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1..69 кГц</text:p>
            <text:p text:style-name="P2">V: 59..86 Гц</text:p>
          </table:table-cell>
          <table:table-cell table:style-name="Таблица1.D2" office:value-type="string">
            <text:p text:style-name="P4">Показывает, врет цвета.</text:p>
            <text:p text:style-name="P4">Вроде как нету цветов на папер белый фон. На всех остальных паперах, цвета нормальные. Изображение сдвинуто вниз.</text:p>
            <text:p text:style-name="P4">Телевизор-монитор.</text:p>
          </table:table-cell>
        </table:table-row>
        <table:table-row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.81 <text:span text:style-name="T1">kHz</text:span></text:p>
            <text:p text:style-name="P2">V: 56.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50 kHz</text:p>
            <text:p text:style-name="P2">V: 50.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96 kHz</text:p>
            <text:p text:style-name="P2">V: 50.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D2" office:value-type="string">
            <text:p text:style-name="P4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1">.</text:span>)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8"/>
      <text:p text:style-name="P8">Они <text:span text:style-name="T2">не </text:span>держат <text:span text:style-name="T1">H=31kHz / V=</text:span>48.8<text:span text:style-name="T1">Hz</text:span></text:p>
      <text:p text:style-name="P1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">Марка/модель</text:p>
            </table:table-cell>
            <table:table-cell table:style-name="Таблица2.A1" office:value-type="string">
              <text:p text:style-name="P7">Тип</text:p>
            </table:table-cell>
            <table:table-cell table:style-name="Таблица2.A1" office:value-type="string">
              <text:p text:style-name="P7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<text:span text:style-name="T1">Out of range.</text:span></text:p>
          </table:table-cell>
        </table:table-row>
        <table:table-row>
          <table:table-cell table:style-name="Таблица2.A2" office:value-type="string">
            <text:p text:style-name="P1">Samsung 215TW LS21DPWASQ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Не показывает. Пишет:</text:p>
            <text:p text:style-name="P4">НЕОПТ РЕЖИМ 1680*1050 60 h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0$Win32 OpenOffice.org_project/300m9$Build-9358</meta:generator>
    <meta:document-statistic meta:table-count="2" meta:image-count="0" meta:object-count="0" meta:page-count="1" meta:paragraph-count="69" meta:word-count="269" meta:character-count="1788"/>
    <meta:user-defined meta:name="Поле 1"/>
    <meta:user-defined meta:name="Поле 2"/>
    <meta:user-defined meta:name="Поле 3"/>
    <meta:user-defined meta:name="Поле 4"/>
  </office:meta>
</office:document-meta>
</file>